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b2c04" officeooo:paragraph-rsid="001b2c04"/>
    </style:style>
    <style:style style:name="P2" style:family="paragraph" style:parent-style-name="Heading_20_3">
      <style:text-properties officeooo:paragraph-rsid="001c8092"/>
    </style:style>
    <style:style style:name="P3" style:family="paragraph" style:parent-style-name="Heading_20_3">
      <style:text-properties fo:font-size="12pt" style:font-size-asian="12pt" style:font-size-complex="12pt"/>
    </style:style>
    <style:style style:name="P4" style:family="paragraph" style:parent-style-name="Heading_20_4">
      <style:text-properties fo:font-size="12pt" style:font-size-asian="12pt" style:font-size-complex="12pt"/>
    </style:style>
    <style:style style:name="P5" style:family="paragraph" style:parent-style-name="Quotations" style:list-style-name="L2">
      <style:text-properties fo:font-size="12pt" style:font-size-asian="12pt" style:font-size-complex="12pt"/>
    </style:style>
    <style:style style:name="P6" style:family="paragraph" style:parent-style-name="Standard">
      <style:text-properties officeooo:rsid="001b2c04" officeooo:paragraph-rsid="001b2c04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text-properties officeooo:paragraph-rsid="001c8092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>
      <style:text-properties officeooo:rsid="001ea153" officeooo:paragraph-rsid="001ea153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T1" style:family="text">
      <style:text-properties officeooo:rsid="0019878f"/>
    </style:style>
    <style:style style:name="T2" style:family="text">
      <style:text-properties officeooo:rsid="001b2c04"/>
    </style:style>
    <style:style style:name="T3" style:family="text">
      <style:text-properties officeooo:rsid="001c8092"/>
    </style:style>
    <style:style style:name="T4" style:family="text">
      <style:text-properties officeooo:rsid="001ce69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onctions de base pour la communication réseau via sockets</text:p>
      <text:h text:style-name="Heading_20_4" text:outline-level="4"><text:span text:style-name="T6">📍 Côté </text:span><text:span text:style-name="Strong_20_Emphasis"><text:span text:style-name="T6">client</text:span></text:span></text:h>
      <text:list text:style-name="L1">
        <text:list-item>
          <text:p text:style-name="P7"><text:span text:style-name="Strong_20_Emphasis"><text:span text:style-name="Source_20_Text"><text:span text:style-name="T6">socket()</text:span></text:span></text:span><text:span text:style-name="T6"> : Crée un socket (point de communication réseau).</text:span></text:p>
        </text:list-item>
        <text:list-item>
          <text:p text:style-name="P7"><text:span text:style-name="Strong_20_Emphasis"><text:span text:style-name="Source_20_Text"><text:span text:style-name="T6">connect()</text:span></text:span></text:span><text:span text:style-name="T6"> : Établit une connexion vers le serveur distant via l'adresse IP et le port spécifiés.</text:span></text:p>
        </text:list-item>
      </text:list>
      <text:h text:style-name="Heading_20_4" text:outline-level="4"><text:span text:style-name="T6">📍 Côté </text:span><text:span text:style-name="Strong_20_Emphasis"><text:span text:style-name="T6">serveur</text:span></text:span></text:h>
      <text:list text:style-name="L2">
        <text:list-item>
          <text:p text:style-name="P8"><text:span text:style-name="Strong_20_Emphasis"><text:span text:style-name="Source_20_Text"><text:span text:style-name="T6">socket()</text:span></text:span></text:span><text:span text:style-name="T6"> : Crée un socket serveur.</text:span></text:p>
        </text:list-item>
        <text:list-item>
          <text:p text:style-name="P8"><text:span text:style-name="Strong_20_Emphasis"><text:span text:style-name="Source_20_Text"><text:span text:style-name="T6">bind()</text:span></text:span></text:span><text:span text:style-name="T6"> : Lie le socket à une adresse IP locale et un port.</text:span></text:p>
          <text:p text:style-name="P5">Exemple : associer le socket au port 8080 de la machine.</text:p>
        </text:list-item>
        <text:list-item>
          <text:p text:style-name="P8"><text:span text:style-name="Strong_20_Emphasis"><text:span text:style-name="Source_20_Text"><text:span text:style-name="T6">listen()</text:span></text:span></text:span><text:span text:style-name="T6"> : Met le socket en mode écoute.</text:span></text:p>
          <text:p text:style-name="P5">Permet d’attendre des connexions entrantes.</text:p>
        </text:list-item>
        <text:list-item>
          <text:p text:style-name="P8"><text:span text:style-name="Strong_20_Emphasis"><text:span text:style-name="Source_20_Text"><text:span text:style-name="T6">accept()</text:span></text:span></text:span><text:span text:style-name="T6"> : Accepte une connexion entrante et crée un nouveau socket pour communiquer avec le client.</text:span></text:p>
        </text:list-item>
      </text:list>
      <text:h text:style-name="P4" text:outline-level="4">Communication (valable pour client et serveur)</text:h>
      <text:list text:style-name="L3">
        <text:list-item>
          <text:p text:style-name="P9"><text:span text:style-name="Strong_20_Emphasis"><text:span text:style-name="Source_20_Text"><text:span text:style-name="T6">send()</text:span></text:span></text:span><text:span text:style-name="T6"> : Envoie des données.</text:span></text:p>
        </text:list-item>
        <text:list-item>
          <text:p text:style-name="P9"><text:span text:style-name="Strong_20_Emphasis"><text:span text:style-name="Source_20_Text"><text:span text:style-name="T6">recv()</text:span></text:span></text:span><text:span text:style-name="Strong_20_Emphasis"><text:span text:style-name="T6"> / </text:span></text:span><text:span text:style-name="Strong_20_Emphasis"><text:span text:style-name="Source_20_Text"><text:span text:style-name="T6">receive()</text:span></text:span></text:span><text:span text:style-name="T6"> : Reçoit des données.</text:span></text:p>
        </text:list-item>
      </text:list>
      <text:h text:style-name="P3" text:outline-level="3"><text:s/>Remarques</text:h>
      <text:list text:style-name="L4">
        <text:list-item>
          <text:p text:style-name="P10"><text:span text:style-name="Source_20_Text"><text:span text:style-name="T7">connect()</text:span></text:span><text:span text:style-name="T6"> est </text:span><text:span text:style-name="Strong_20_Emphasis"><text:span text:style-name="T6">côté client uniquement</text:span></text:span><text:span text:style-name="T6">.</text:span></text:p>
        </text:list-item>
        <text:list-item>
          <text:p text:style-name="P10"><text:span text:style-name="T6">Le </text:span><text:span text:style-name="Strong_20_Emphasis"><text:span text:style-name="T6">serveur</text:span></text:span><text:span text:style-name="T6"> reste passif jusqu’à ce qu’un client tente de se connecter.</text:span></text:p>
        </text:list-item>
        <text:list-item>
          <text:p text:style-name="P10"><text:span text:style-name="T6">Une fois la connexion établie (après </text:span><text:span text:style-name="Source_20_Text"><text:span text:style-name="T7">accept()</text:span></text:span><text:span text:style-name="T6">), serveur et client peuvent échanger librement des messages avec </text:span><text:span text:style-name="Source_20_Text"><text:span text:style-name="T7">send()</text:span></text:span><text:span text:style-name="T6"> et </text:span><text:span text:style-name="Source_20_Text"><text:span text:style-name="T7">recv()</text:span></text:span><text:span text:style-name="T6">.</text:span></text:p>
        </text:list-item>
      </text:list>
      <text:p text:style-name="Text_20_body"><text:span text:style-name="T6"/></text:p>
      <text:p text:style-name="P18"><text:span text:style-name="T6">Un </text:span><text:span text:style-name="Source_20_Text"><text:span text:style-name="T7">InputStream</text:span></text:span><text:span text:style-name="T6"> permet de </text:span><text:span text:style-name="Strong_20_Emphasis"><text:span text:style-name="T6">lire</text:span></text:span><text:span text:style-name="T6"> des données </text:span><text:span text:style-name="Strong_20_Emphasis"><text:span text:style-name="T6">depuis une source</text:span></text:span><text:span text:style-name="T6"> : fichier, socket, clavier, etc.</text:span></text:p>
      <text:list text:style-name="L10">
        <text:list-item>
          <text:p text:style-name="P19">C’est une <text:span text:style-name="Strong_20_Emphasis">source d’octets</text:span> que le programme peut lire.</text:p>
        </text:list-item>
      </text:list>
      <text:p text:style-name="P18"><text:span text:style-name="T6">Un </text:span><text:span text:style-name="Source_20_Text"><text:span text:style-name="T7">OutputStream</text:span></text:span><text:span text:style-name="T6"> permet d’</text:span><text:span text:style-name="Strong_20_Emphasis"><text:span text:style-name="T6">envoyer</text:span></text:span><text:span text:style-name="T6"> des données </text:span><text:span text:style-name="Strong_20_Emphasis"><text:span text:style-name="T6">vers une destination</text:span></text:span><text:span text:style-name="T6"> : fichier, socket, console, etc.</text:span></text:p>
      <text:list text:style-name="L11">
        <text:list-item>
          <text:p text:style-name="P20">C’est un <text:span text:style-name="Strong_20_Emphasis">canal de sortie</text:span> pour écrire des octets.</text:p>
        </text:list-item>
      </text:list>
      <text:p text:style-name="P18"><text:span text:style-name="T6"/></text:p>
      <text:p text:style-name="P17"/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5:47:39.460709630</meta:creation-date>
    <dc:date>2025-07-18T16:17:53.372415706</dc:date>
    <meta:editing-duration>PT19M59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2" meta:paragraph-count="22" meta:word-count="216" meta:character-count="1235" meta:non-whitespace-character-count="1055"/>
  </office:meta>
</office:document-meta>
</file>